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8527B2C2.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fill-color="#ffffff" draw:auto-grow-width="true" fo:min-height="0.935cm" fo:min-width="0.21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pr1" style:family="presentation" style:parent-style-name="lyt-wachsmaler-title" style:list-style-name="L5">
      <style:graphic-properties draw:fill-color="#ffffff" draw:auto-grow-height="true" fo:min-height="3.506cm"/>
    </style:style>
    <style:style style:name="pr2" style:family="presentation" style:parent-style-name="lyt-wachsmaler-subtitle">
      <style:graphic-properties draw:fill-color="#ffffff" draw:auto-grow-height="true" fo:min-height="12.286cm"/>
    </style:style>
    <style:style style:name="pr3" style:family="presentation" style:parent-style-name="lyt-wachsmaler-notes">
      <style:graphic-properties draw:fill-color="#ffffff" draw:auto-grow-height="true" fo:min-height="13.364cm"/>
    </style:style>
    <style:style style:name="pr4" style:family="presentation" style:parent-style-name="lyt-wachsmaler-title" style:list-style-name="L5">
      <style:graphic-properties draw:fill-color="#ffffff" draw:auto-grow-height="true" fo:min-height="3.506cm"/>
    </style:style>
    <style:style style:name="pr5" style:family="presentation" style:parent-style-name="lyt-wachsmaler-outline1">
      <style:graphic-properties draw:auto-grow-height="true" fo:min-height="15.021cm"/>
    </style:style>
    <style:style style:name="pr6" style:family="presentation" style:parent-style-name="lyt-wachsmaler-title">
      <style:graphic-properties fo:min-height="3.506cm"/>
    </style:style>
    <style:style style:name="pr7" style:family="presentation" style:parent-style-name="lyt-wachsmaler-outline1">
      <style:graphic-properties fo:min-height="15.021cm"/>
    </style:style>
    <style:style style:name="pr8" style:family="presentation" style:parent-style-name="lyt-wachsmaler-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color="#ffffff"/>
    </style:style>
    <style:style style:name="P4" style:family="paragraph">
      <style:text-properties fo:font-size="24pt"/>
    </style:style>
    <style:style style:name="P5" style:family="paragraph">
      <style:text-properties fo:color="#ffffff" fo:font-size="24pt"/>
    </style:style>
    <style:style style:name="P6" style:family="paragraph">
      <style:text-properties fo:font-size="28.1000003814697pt"/>
    </style:style>
    <style:style style:name="P7" style:family="paragraph">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8" style:family="paragraph">
      <style:paragraph-properties fo:margin-left="0cm" fo:margin-right="0cm" fo:text-indent="0cm"/>
    </style:style>
    <style:style style:name="P9" style:family="paragraph">
      <style:paragraph-properties>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ffffff"/>
    </style:style>
    <style:style style:name="T2" style:family="text">
      <style:text-properties fo:language="en" fo:country="US"/>
    </style:style>
    <style:style style:name="T3" style:family="text">
      <style:text-properties fo:font-size="24pt" fo:language="en" fo:country="US" style:font-size-asian="24pt" style:font-size-complex="24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18pt" style:font-size-asian="18pt" style:font-size-complex="18pt"/>
    </style:style>
    <style:style style:name="T7" style:family="text">
      <style:text-properties fo:font-size="20pt" fo:language="en" fo:country="US" style:font-size-asian="20pt" style:font-size-complex="20pt"/>
    </style:style>
    <style:style style:name="T8" style:family="text">
      <style:text-properties fo:font-size="28pt" fo:language="en" fo:country="US" style:font-size-asian="28pt" style:font-size-complex="28pt"/>
    </style:style>
    <style:style style:name="T9" style:family="text">
      <style:text-properties fo:font-size="24pt" style:font-size-asian="24pt" style:font-size-complex="24pt"/>
    </style:style>
    <style:style style:name="T10" style:family="text">
      <style:text-properties fo:font-size="28pt" fo:language="en" fo:country="US" fo:font-weight="bold" style:font-size-asian="28pt" style:font-weight-asian="bold" style:font-size-complex="28pt" style:font-weight-complex="bold"/>
    </style:style>
    <style:style style:name="T11" style:family="text">
      <style:text-properties fo:font-size="24pt" fo:language="en" fo:country="US" fo:font-style="italic" style:font-size-asian="24pt" style:font-style-asian="italic" style:font-size-complex="24pt" style:font-style-complex="italic"/>
    </style:style>
    <style:style style:name="T12" style:family="text">
      <style:text-properties fo:font-size="24pt" fo:language="en" fo:country="US"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pad.hackerspace.gr/p/python_workshops</presentation:footer-decl>
      <draw:page draw:name="Title" draw:style-name="dp1" draw:master-page-name="lyt-wachsmaler" presentation:presentation-page-layout-name="AL1T0" presentation:use-footer-name="ftr1">
        <office:forms form:automatic-focus="false" form:apply-design-mode="false"/>
        <draw:frame presentation:style-name="pr1" draw:text-style-name="P1" draw:layer="layout" svg:width="23cm" svg:height="3.506cm" svg:x="2.5cm" svg:y="0.837cm" presentation:class="title">
          <draw:text-box>
            <text:p text:style-name="P1">Python Workshop #0</text:p>
          </draw:text-box>
        </draw:frame>
        <draw:frame presentation:style-name="pr2" draw:text-style-name="P2" draw:layer="layout" svg:width="23cm" svg:height="12.286cm" svg:x="2.5cm" svg:y="4.914cm" presentation:class="subtitle" presentation:user-transformed="true">
          <draw:text-box>
            <text:p text:style-name="P2"><text:span text:style-name="T1">http://hackerspace.gr</text:span></text:p>
          </draw:text-box>
        </draw:frame>
        <draw:frame draw:style-name="gr1" draw:layer="layout" svg:width="0.239cm" svg:height="0.945cm" svg:x="13.884cm" svg:y="10.05cm">
          <draw:text-box>
            <text:p><text:author-name text:fixed="false"> </text:author-name></text:p>
          </draw:text-box>
        </draw:frame>
        <draw:frame draw:style-name="gr2" draw:text-style-name="P3" draw:layer="layout" svg:width="17.139cm" svg:height="0.945cm" svg:x="6.2cm" svg:y="19.6cm">
          <draw:text-box>
            <text:p><text:span text:style-name="T1">http://pad.hackerspace.gr/p/python_workshop</text:span></text:p>
          </draw:text-box>
        </draw:frame>
        <draw:frame draw:style-name="gr2" draw:text-style-name="P3" draw:layer="layout" svg:width="17.139cm" svg:height="0.945cm" svg:x="6.201cm" svg:y="19.601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wachsmaler" presentation:presentation-page-layout-name="AL2T1" presentation:use-footer-name="ftr1">
        <office:forms form:automatic-focus="false" form:apply-design-mode="false"/>
        <draw:frame presentation:style-name="pr4" draw:text-style-name="P1" draw:layer="layout" svg:width="23cm" svg:height="3.506cm" svg:x="2.5cm" svg:y="0.837cm" presentation:class="title">
          <draw:text-box>
            <text:p text:style-name="P1">Python Workshop #0</text:p>
          </draw:text-box>
        </draw:frame>
        <draw:frame draw:style-name="gr1" draw:layer="layout" svg:width="0.239cm" svg:height="0.945cm" svg:x="13.884cm" svg:y="10.05cm">
          <draw:text-box>
            <text:p><text:author-name text:fixed="false"> </text:author-name></text:p>
          </draw:text-box>
        </draw:frame>
        <draw:frame draw:style-name="gr2" draw:text-style-name="P3" draw:layer="layout" svg:width="17.139cm" svg:height="0.945cm" svg:x="6.2cm" svg:y="19.6cm">
          <draw:text-box>
            <text:p><text:span text:style-name="T1">http://pad.hackerspace.gr/p/python_workshop</text:span></text:p>
          </draw:text-box>
        </draw:frame>
        <draw:frame draw:style-name="gr2" draw:text-style-name="P3" draw:layer="layout" svg:width="17.139cm" svg:height="0.945cm" svg:x="6.201cm" svg:y="19.601cm">
          <draw:text-box>
            <text:p><text:span text:style-name="T1"><text:a xlink:href="http://pad.hackerspace.gr/p/python_workshops">http://pad.hackerspace.gr/p/python_workshop</text:a></text:span></text:p>
          </draw:text-box>
        </draw:frame>
        <draw:frame presentation:style-name="pr5" draw:text-style-name="P2" draw:layer="layout" svg:width="23cm" svg:height="15.021cm" svg:x="2.5cm" svg:y="4.914cm" presentation:class="outline">
          <draw:text-box>
            <text:p text:style-name="P2"><text:span text:style-name="T1"/></text:p>
            <text:p text:style-name="P2"><text:span text:style-name="T1"><text:s text:c="5"/></text:span><text:span text:style-name="T1">Lets play</text:span></text:p>
            <text:list text:style-name="L3">
              <text:list-item>
                <text:p text:style-name="P2"><text:span text:style-name="T1"><text:a xlink:href="http://www.pythonchallenge.com/">http://www.pythonchallenge.com/</text:a></text:span><text:span text:style-name="T1"><text:tab/></text:span></text:p>
                <text:p text:style-name="P2"><text:span text:style-name="T1">create</text:span><text:span text:style-name="T1"><text:tab/></text:span></text:p>
              </text:list-item>
              <text:list-item>
                <text:p text:style-name="P2"><text:span text:style-name="T1">http://pyweek.org/</text:span></text:p>
              </text:list-item>
            </text:list>
          </draw:text-box>
        </draw:frame>
        <presentation:notes draw:style-name="dp2" presentation:use-footer-name="ftr1">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lyt-wachsmaler" presentation:presentation-page-layout-name="AL2T1" presentation:use-footer-name="ftr1">
        <draw:frame presentation:style-name="pr6" draw:layer="layout" svg:width="23cm" svg:height="3.506cm" svg:x="2.5cm" svg:y="0.837cm" presentation:class="title">
          <draw:text-box>
            <text:p text:style-name="P1">Python</text:p>
          </draw:text-box>
        </draw:frame>
        <draw:frame presentation:style-name="pr7" draw:layer="layout" svg:width="23cm" svg:height="15.021cm" svg:x="2.5cm" svg:y="4.914cm" presentation:class="outline">
          <draw:text-box>
            <text:list text:style-name="L3">
              <text:list-item>
                <text:p><text:span text:style-name="T2">O-O HL rapid prototyping language</text:span></text:p>
              </text:list-item>
              <text:list-item>
                <text:p><text:span text:style-name="T2">Not just a scripting language</text:span></text:p>
              </text:list-item>
              <text:list-item>
                <text:p><text:span text:style-name="T2">Not just another Perl</text:span></text:p>
              </text:list-item>
              <text:list-item>
                <text:p><text:span text:style-name="T2">Extensible (add new modules)</text:span></text:p>
                <text:list>
                  <text:list-item>
                    <text:list>
                      <text:list-item>
                        <text:p><text:span text:style-name="T2">C/C++/Fortran/whatever</text:span></text:p>
                      </text:list-item>
                      <text:list-item>
                        <text:p><text:span text:style-name="T2">Java (through JPython)</text:span></text:p>
                      </text:list-item>
                    </text:list>
                  </text:list-item>
                </text:list>
              </text:list-item>
              <text:list-item>
                <text:p><text:span text:style-name="T2">Embeddable in applications</text:span></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lyt-wachsmaler" presentation:presentation-page-layout-name="AL2T1" presentation:use-footer-name="ftr1">
        <draw:frame presentation:style-name="pr6" draw:layer="layout" svg:width="23cm" svg:height="3.506cm" svg:x="2.5cm" svg:y="0.837cm" presentation:class="title">
          <draw:text-box>
            <text:p>Properties</text:p>
          </draw:text-box>
        </draw:frame>
        <draw:frame presentation:style-name="pr7" draw:layer="layout" svg:width="23cm" svg:height="15.021cm" svg:x="2.5cm" svg:y="4.914cm" presentation:class="outline" presentation:user-transformed="true">
          <draw:text-box>
            <text:list text:style-name="L3">
              <text:list-item>
                <text:p><text:span text:style-name="T2">Extremely portable</text:span></text:p>
                <text:list>
                  <text:list-item>
                    <text:list>
                      <text:list-item>
                        <text:p><text:span text:style-name="T2">Unix, Windows, Mac, BeOS, Win/CE, DOS, OS/2, Amiga, VMS, Cray, …</text:span></text:p>
                      </text:list-item>
                    </text:list>
                  </text:list-item>
                </text:list>
              </text:list-item>
              <text:list-item>
                <text:p><text:span text:style-name="T2">Compiled to interpreted byte code</text:span></text:p>
                <text:list>
                  <text:list-item>
                    <text:list>
                      <text:list-item>
                        <text:p><text:span text:style-name="T2">compilation is implicit and automatic</text:span></text:p>
                      </text:list-item>
                    </text:list>
                  </text:list-item>
                </text:list>
              </text:list-item>
              <text:list-item>
                <text:p><text:span text:style-name="T2">Automatic memory management</text:span></text:p>
                <text:list>
                  <text:list-item>
                    <text:list>
                      <text:list-item>
                        <text:p><text:span text:style-name="T2">reference counting</text:span></text:p>
                      </text:list-item>
                    </text:list>
                  </text:list-item>
                </text:list>
              </text:list-item>
              <text:list-item>
                <text:p><text:span text:style-name="T2">“</text:span><text:span text:style-name="T2">Safe”: no core dump</text:span></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lyt-wachsmaler" presentation:presentation-page-layout-name="AL2T1" presentation:use-footer-name="ftr1">
        <draw:frame presentation:style-name="pr6" draw:layer="layout" svg:width="23cm" svg:height="3.506cm" svg:x="2.5cm" svg:y="0.837cm" presentation:class="title">
          <draw:text-box>
            <text:p>Why use Python</text:p>
          </draw:text-box>
        </draw:frame>
        <draw:frame presentation:style-name="pr7" draw:layer="layout" svg:width="23cm" svg:height="15.021cm" svg:x="2.5cm" svg:y="4.914cm" presentation:class="outline">
          <draw:text-box>
            <text:list text:style-name="L3">
              <text:list-header>
                <text:p>Productivity!</text:p>
              </text:list-header>
              <text:list-item>
                <text:p>Reduced development time</text:p>
                <text:list>
                  <text:list-item>
                    <text:list>
                      <text:list-item>
                        <text:p>code is 2-10x shorter than C, C++, Java</text:p>
                      </text:list-item>
                    </text:list>
                  </text:list-item>
                </text:list>
                <text:p/>
              </text:list-item>
              <text:list-item>
                <text:p>Improved program maintenance</text:p>
                <text:list>
                  <text:list-item>
                    <text:list>
                      <text:list-item>
                        <text:p>code is extremely readable</text:p>
                        <text:p/>
                      </text:list-item>
                    </text:list>
                  </text:list-item>
                </text:list>
              </text:list-item>
              <text:list-item>
                <text:p>Less training</text:p>
                <text:list>
                  <text:list-item>
                    <text:list>
                      <text:list-item>
                        <text:p>language is very easy to learn</text:p>
                      </text:list-item>
                    </text:list>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lyt-wachsmaler" presentation:presentation-page-layout-name="AL2T1" presentation:use-footer-name="ftr1">
        <draw:frame presentation:style-name="pr6" draw:layer="layout" svg:width="23cm" svg:height="3.506cm" svg:x="2.5cm" svg:y="0.837cm" presentation:class="title">
          <draw:text-box>
            <text:p>What is it used for?</text:p>
          </draw:text-box>
        </draw:frame>
        <draw:frame presentation:style-name="pr7" draw:layer="layout" svg:width="23cm" svg:height="15.021cm" svg:x="2.5cm" svg:y="4.914cm" presentation:class="outline">
          <draw:text-box>
            <text:list text:style-name="L3">
              <text:list-item>
                <text:list>
                  <text:list-item>
                    <text:p><text:span text:style-name="T2">rapid prototyping</text:span></text:p>
                  </text:list-item>
                  <text:list-item>
                    <text:p><text:span text:style-name="T2">web scripting</text:span></text:p>
                  </text:list-item>
                  <text:list-item>
                    <text:p><text:span text:style-name="T2">throw-away, ad hoc programming</text:span></text:p>
                  </text:list-item>
                  <text:list-item>
                    <text:p><text:span text:style-name="T2">steering scientific applications</text:span></text:p>
                  </text:list-item>
                  <text:list-item>
                    <text:p><text:span text:style-name="T2">extension language</text:span></text:p>
                  </text:list-item>
                  <text:list-item>
                    <text:p><text:span text:style-name="T2">XML processing</text:span></text:p>
                  </text:list-item>
                  <text:list-item>
                    <text:p><text:span text:style-name="T2">database applications</text:span></text:p>
                  </text:list-item>
                  <text:list-item>
                    <text:p><text:span text:style-name="T2">GUI applications</text:span></text:p>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lyt-wachsmaler" presentation:presentation-page-layout-name="AL2T1" presentation:use-footer-name="ftr1">
        <draw:frame presentation:style-name="pr6" draw:layer="layout" svg:width="23cm" svg:height="3.506cm" svg:x="2.5cm" svg:y="0.837cm" presentation:class="title" presentation:user-transformed="true">
          <draw:text-box>
            <text:p>Interactive “shell”</text:p>
          </draw:text-box>
        </draw:frame>
        <draw:frame presentation:style-name="pr7" draw:layer="layout" svg:width="23cm" svg:height="15.021cm" svg:x="2.5cm" svg:y="4.914cm" presentation:class="outline">
          <draw:text-box>
            <text:list text:style-name="L3">
              <text:list-item>
                <text:p><text:span text:style-name="T3">Great for learning the language</text:span></text:p>
                <text:p><text:span text:style-name="T3"/></text:p>
              </text:list-item>
              <text:list-item>
                <text:p><text:span text:style-name="T3">Great for experimenting with the library</text:span></text:p>
                <text:p><text:span text:style-name="T3"/></text:p>
              </text:list-item>
              <text:list-item>
                <text:p><text:span text:style-name="T3">Great for testing your own modules</text:span></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lyt-wachsmaler" presentation:presentation-page-layout-name="AL2T1" presentation:use-footer-name="ftr1">
        <draw:frame presentation:style-name="pr6" draw:layer="layout" svg:width="23cm" svg:height="3.506cm" svg:x="2.5cm" svg:y="0.837cm" presentation:class="title">
          <draw:text-box>
            <text:p>Python en:Standard Library<text:line-break/></text:p>
          </draw:text-box>
        </draw:frame>
        <draw:frame presentation:style-name="pr7" draw:layer="layout" svg:width="23cm" svg:height="15.021cm" svg:x="2.5cm" svg:y="4.914cm" presentation:class="outline">
          <draw:text-box>
            <text:list text:style-name="L3">
              <text:list-header>
                <text:p/>
              </text:list-header>
              <text:list-item>
                <text:p>sys module : The sys module contains system-specific functionality.</text:p>
                <text:list>
                  <text:list-item>
                    <text:p>sys.argv list contains the command-line arguments.</text:p>
                  </text:list-item>
                  <text:list-item>
                    <text:p>sys.version_info</text:p>
                    <text:p/>
                  </text:list-item>
                </text:list>
              </text:list-item>
            </text:list>
          </draw:text-box>
        </draw:frame>
        <draw:frame draw:style-name="gr2" draw:text-style-name="P5" draw:layer="layout" svg:width="17.139cm" svg:height="0.945cm" svg:x="6.202cm" svg:y="19.602cm">
          <draw:text-box>
            <text:p text:style-name="P4"><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3" draw:master-page-name="lyt-wachsmaler" presentation:presentation-page-layout-name="AL2T1" presentation:use-footer-name="ftr1">
        <draw:frame presentation:style-name="pr6" draw:layer="layout" svg:width="23cm" svg:height="3.506cm" svg:x="2.5cm" svg:y="0.837cm" presentation:class="title">
          <draw:text-box>
            <text:p>Class </text:p>
          </draw:text-box>
        </draw:frame>
        <draw:frame presentation:style-name="pr7" draw:layer="layout" svg:width="23cm" svg:height="15.021cm" svg:x="2.5cm" svg:y="4.914cm" presentation:class="outline">
          <draw:text-box>
            <text:list text:style-name="L3">
              <text:list-item>
                <text:p>A class creates a <text:span text:style-name="T4">new type</text:span> where objects are instances of the class.</text:p>
              </text:list-item>
              <text:list-item>
                <text:p>Collectively, the fields and methods can be referred to as the attributes of that class.</text:p>
              </text:list-item>
              <text:list-item>
                <text:p><text:s/><text:span text:style-name="T4">instance variables and class variables </text:span>- <text:s/>they can belong to each instance/object of the class or they can belong to the class itself.</text:p>
              </text:list-item>
            </text:list>
          </draw:text-box>
        </draw:frame>
        <draw:frame draw:style-name="gr2" draw:text-style-name="P5" draw:layer="layout" svg:width="17.139cm" svg:height="0.945cm" svg:x="6.202cm" svg:y="19.602cm">
          <draw:text-box>
            <text:p text:style-name="P4"><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3" draw:master-page-name="lyt-wachsmaler" presentation:presentation-page-layout-name="AL2T1" presentation:use-footer-name="ftr1">
        <draw:frame presentation:style-name="pr6" draw:layer="layout" svg:width="23cm" svg:height="3.506cm" svg:x="2.5cm" svg:y="0.837cm" presentation:class="title">
          <draw:text-box>
            <text:p><text:a xlink:href="http://docs.python.org/dev/reference/datamodel.html#special-method-names">Special Methods</text:a><text:line-break/></text:p>
          </draw:text-box>
        </draw:frame>
        <draw:frame presentation:style-name="pr7" draw:layer="layout" svg:width="23cm" svg:height="15.021cm" svg:x="2.5cm" svg:y="4.914cm" presentation:class="outline">
          <draw:text-box>
            <text:list text:style-name="L3">
              <text:list-item>
                <text:p>Special methods are used to mimic certain behaviors of built-in types. </text:p>
              </text:list-item>
              <text:list-item>
                <text:p>not only can you call it yourself, you can get Python to call it for you by using the right syntax.</text:p>
                <text:list>
                  <text:list-item>
                    <text:p>__setitem__ &amp;&amp; __getitem__</text:p>
                  </text:list-item>
                  <text:list-item>
                    <text:p>__init__</text:p>
                  </text:list-item>
                  <text:list-item>
                    <text:p>__doc__</text:p>
                  </text:list-item>
                  <text:list-item>
                    <text:p>__module__</text:p>
                  </text:list-item>
                  <text:list-item>
                    <text:p>__repr__</text:p>
                  </text:list-item>
                  <text:list-item>
                    <text:p>__cmp__ &amp;&amp; __len__</text:p>
                  </text:list-item>
                </text:list>
              </text:list-item>
            </text:list>
          </draw:text-box>
        </draw:frame>
        <draw:frame draw:style-name="gr2" draw:text-style-name="P5" draw:layer="layout" svg:width="17.139cm" svg:height="0.945cm" svg:x="6.202cm" svg:y="19.602cm">
          <draw:text-box>
            <text:p text:style-name="P4"><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0" presentation:class="page"/>
          <draw:frame presentation:style-name="pr8" draw:text-style-name="P6" draw:layer="layout" svg:width="16.799cm" svg:height="13.638cm" svg:x="2.1cm" svg:y="14.107cm" presentation:class="notes" presentation:user-transformed="true">
            <draw:text-box>
              <text:p text:style-name="P6"><text:span text:style-name="T5">__repr__ is a special method that is called when you call repr(instance). The repr function</text:span></text:p>
              <text:p text:style-name="P6"><text:span text:style-name="T5">is a built−in function that returns a string representation of an object. It works on any object, not just</text:span></text:p>
              <text:p text:style-name="P6"><text:span text:style-name="T5">class instances. You're already intimately familiar with repr and you don't even know it. In the</text:span></text:p>
              <text:p text:style-name="P6"><text:span text:style-name="T5">interactive window, when you type just a variable name and press the ENTER key, Python uses repr</text:span></text:p>
              <text:p text:style-name="P6"><text:span text:style-name="T5">to display the variable's value. Go create a dictionary d with some data and then print repr(d) to</text:span></text:p>
              <text:p text:style-name="P6"><text:span text:style-name="T5">see for yourself.</text:span></text:p>
              <text:p text:style-name="P6"><text:span text:style-name="T5">__cmp__ is called when you compare class instances. In general, you can compare any two Python</text:span></text:p>
              <text:p text:style-name="P6"><text:span text:style-name="T5">objects, not just class instances, by using ==. There are rules that define when built−in datatypes are</text:span></text:p>
              <text:p text:style-name="P6"><text:span text:style-name="T5">considered equal; for instance, dictionaries are equal when they have all the same keys and values, and</text:span></text:p>
              <text:p text:style-name="P6"><text:span text:style-name="T5">strings are equal when they are the same length and contain the same sequence of characters. For class</text:span></text:p>
              <text:p text:style-name="P6"><text:span text:style-name="T5">instances, you can define the __cmp__ method and code the comparison logic yourself, and then you</text:span></text:p>
              <text:p text:style-name="P6"><text:span text:style-name="T5">can use == to compare instances of your class and Python will call your __cmp__ special method for</text:span></text:p>
              <text:p text:style-name="P6"><text:span text:style-name="T5">you.</text:span></text:p>
              <text:p text:style-name="P6"><text:span text:style-name="T5">__len__ is called when you call len(instance). The len function is a built−in function that</text:span></text:p>
              <text:p text:style-name="P6"><text:span text:style-name="T5">returns the length of an object. It works on any object that could reasonably be thought of as having a</text:span></text:p>
              <text:p text:style-name="P6"><text:span text:style-name="T5">length. The len of a string is its number of characters; the len of a dictionary is its number of keys;</text:span></text:p>
              <text:p text:style-name="P6"><text:span text:style-name="T5">the len of a list or tuple is its number of elements. For class instances, define the __len__ method</text:span></text:p>
              <text:p text:style-name="P6"><text:span text:style-name="T5">and code the length calculation yourself, and then call len(instance) and Python will call your</text:span></text:p>
              <text:p text:style-name="P6"><text:span text:style-name="T5">__len__ special method for you.</text:span></text:p>
              <text:p text:style-name="P6"/>
            </draw:text-box>
          </draw:frame>
        </presentation:notes>
      </draw:page>
      <draw:page draw:name="page11"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p>Person.py</text:p>
          </draw:text-box>
        </draw:frame>
        <draw:frame presentation:style-name="pr7" draw:layer="layout" svg:width="23cm" svg:height="15.021cm" svg:x="2.5cm" svg:y="4.914cm" presentation:class="outline" presentation:user-transformed="true">
          <draw:text-box>
            <text:list text:style-name="L3">
              <text:list-item>
                <text:p xml:id="id1" text:id="id1"><text:a xlink:href="https://www.box.com/s/18d95544d943c3edc381">https://www.box.com/s/18d95544d943c3edc381</text:a></text:p>
              </text:list-item>
            </text:list>
            <text:p/>
            <text:p xml:id="id2" text:id="id2">Write a script that asks someone to input their first name, last name and phone number. If the user does not type at least some characters for each of these, print "Do not leave any fields empty" otherwise print "Thank you". (Hint: if a variable is empty, its value will be "false".)</text:p>
            <text:p xml:id="id3" text:id="id3">Change the script so that the script prints "Thank you" if either the first name or the last name or the phone number is supplied. Print "Do not leave all fields empty" otherwise.</text:p>
            <text:p xml:id="id4" text:id="id4">Change the script so that only first name and last name are required. The phone number is optional.</text:p>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lus" presentation:preset-sub-type="in">
                  <anim:set smil:begin="0s" smil:dur="0.001s" smil:fill="hold" smil:targetElement="id1" anim:sub-item="text" smil:attributeName="visibility" smil:to="visible"/>
                  <anim:transitionFilter smil:dur="2s" smil:targetElement="id1" anim:sub-item="text" smil:type="fourBoxWipe" smil:subtype="cornersIn"/>
                </anim:par>
              </anim:par>
            </anim:par>
            <anim:par smil:begin="next">
              <anim:par smil:begin="0s">
                <anim:par smil:begin="0s" smil:fill="hold" presentation:node-type="on-click" presentation:preset-class="entrance" presentation:preset-id="ooo-entrance-ease-in">
                  <anim:set smil:begin="0s" smil:dur="0.001s" smil:fill="hold" smil:targetElement="id1" anim:sub-item="text" smil:attributeName="visibility" smil:to="visible"/>
                  <anim:animate smil:dur="1s" smil:fill="hold" smil:targetElement="id1" anim:sub-item="text" smil:attributeName="x" smil:values="x-.2;x" smil:keyTimes="0;1"/>
                  <anim:animate smil:dur="1s" smil:fill="hold" smil:targetElement="id1" anim:sub-item="text" smil:attributeName="y" smil:values="y;y" smil:keyTimes="0;1"/>
                  <anim:transitionFilter smil:dur="1s" smil:targetElement="id1" anim:sub-item="text" smil:type="barWipe" smil:subtype="leftToRight" smil:direction="rever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2" anim:sub-item="text" smil:attributeName="visibility" smil:to="visible"/>
                  <anim:transitionFilter smil:dur="0.5s" smil:targetElement="id2"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3" anim:sub-item="text" smil:attributeName="visibility" smil:to="visible"/>
                  <anim:transitionFilter smil:dur="0.5s" smil:targetElement="id3"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4" anim:sub-item="text" smil:attributeName="visibility" smil:to="visible"/>
                  <anim:transitionFilter smil:dur="0.5s" smil:targetElement="id4" anim:sub-item="text" smil:type="waterfallWipe" smil:subtype="horizontalRight"/>
                </anim:par>
              </anim:par>
            </anim:par>
          </anim:seq>
        </anim:par>
        <presentation:notes draw:style-name="dp2" presentation:use-footer-name="ftr1">
          <draw:page-thumbnail draw:style-name="gr3"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3" draw:master-page-name="lyt-wachsmaler" presentation:presentation-page-layout-name="AL2T1" presentation:use-footer-name="ftr1">
        <draw:frame presentation:style-name="pr6" draw:layer="layout" svg:width="23cm" svg:height="3.506cm" svg:x="2.5cm" svg:y="0.837cm" presentation:class="title" presentation:user-transformed="true">
          <draw:text-box>
            <text:p>__init__</text:p>
          </draw:text-box>
        </draw:frame>
        <draw:frame presentation:style-name="pr7" draw:layer="layout" svg:width="23cm" svg:height="15.021cm" svg:x="2.5cm" svg:y="4.914cm" presentation:class="outline">
          <draw:text-box>
            <text:list text:style-name="L3">
              <text:list-item>
                <text:p>The __init__ method is run as soon as an object of a class is instantiated.</text:p>
              </text:list-item>
              <text:list-item>
                <text:p>It is not required ...*</text:p>
              </text:list-item>
            </text:list>
          </draw:text-box>
        </draw:frame>
        <draw:frame draw:style-name="gr2" draw:text-style-name="P5" draw:layer="layout" svg:width="17.139cm" svg:height="0.945cm" svg:x="6.202cm" svg:y="19.602cm">
          <draw:text-box>
            <text:p text:style-name="P4"><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p>Built-in methods</text:p>
          </draw:text-box>
        </draw:frame>
        <draw:frame presentation:style-name="pr7" draw:layer="layout" svg:width="23cm" svg:height="15.021cm" svg:x="2.5cm" svg:y="4.914cm" presentation:class="outline" presentation:user-transformed="true">
          <draw:text-box>
            <text:list text:style-name="L3">
              <text:list-item>
                <text:p>type</text:p>
                <text:list>
                  <text:list-item>
                    <text:p><text:s/>returns the datatype</text:p>
                    <text:list>
                      <text:list-item>
                        <text:p><text:span text:style-name="T6">type takes anything </text:span></text:p>
                      </text:list-item>
                      <text:list-item>
                        <text:p><text:span text:style-name="T6">type also works on modules.</text:span></text:p>
                      </text:list-item>
                      <text:list-item>
                        <text:p><text:span text:style-name="T6">You can use the constants in the types module to compare types of objects</text:span></text:p>
                      </text:list-item>
                    </text:list>
                  </text:list-item>
                </text:list>
              </text:list-item>
              <text:list-item>
                <text:p>str</text:p>
                <text:list>
                  <text:list-item>
                    <text:p>coerces data into a string</text:p>
                  </text:list-item>
                </text:list>
              </text:list-item>
              <text:list-item>
                <text:p>dir</text:p>
                <text:list>
                  <text:list-item>
                    <text:p>returns a list of the attributes and methods of any object</text:p>
                  </text:list-item>
                </text:list>
              </text:list-item>
            </text:list>
          </draw:text-box>
        </draw:frame>
        <draw:frame draw:style-name="gr2" draw:text-style-name="P5" draw:layer="layout" svg:width="17.139cm" svg:height="0.945cm" svg:x="6.202cm" svg:y="19.602cm">
          <draw:text-box>
            <text:p text:style-name="P4"><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p>try{}</text:p>
          </draw:text-box>
        </draw:frame>
        <draw:frame presentation:style-name="pr7" draw:layer="layout" svg:width="23cm" svg:height="15.021cm" svg:x="2.5cm" svg:y="4.914cm" presentation:class="outline">
          <draw:text-box>
            <text:list text:style-name="L3">
              <text:list-item>
                <text:p xml:id="id5" text:id="id5">Ask the user to type a Python object. (That means numbers can be typed directly but strings must be enclosed in quotes.) Use "input" instead of "raw_input". Check the type of the user-input in the following manner: include the line "import types" at the beginning of your script. Then compare the type of the user-input to the objects types.IntType, types.FloatType and types.StringType. Print "The input was an integer", "the input was a real number", "the input was a string", respectively. </text:p>
                <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5" anim:sub-item="text" smil:attributeName="visibility" smil:to="visible"/>
                  <anim:transitionFilter smil:dur="0.5s" smil:targetElement="id5" anim:sub-item="text" smil:type="waterfallWipe" smil:subtype="horizontalRight"/>
                </anim:par>
              </anim:par>
            </anim:par>
          </anim:seq>
        </anim:par>
        <presentation:notes draw:style-name="dp2" presentation:use-footer-name="ftr1">
          <draw:page-thumbnail draw:style-name="gr3"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p>subclass</text:p>
          </draw:text-box>
        </draw:frame>
        <draw:frame presentation:style-name="pr7" draw:layer="layout" svg:width="23cm" svg:height="15.021cm" svg:x="2.5cm" svg:y="4.914cm" presentation:class="outline">
          <draw:text-box>
            <text:list text:style-name="L3">
              <text:list-item>
                <text:p>https://www.box.com/s/a648bc70da9739c36d0e</text:p>
              </text:list-item>
              <text:list-item>
                <text:p>https://www.box.com/s/2e3a1f89027f9fd4a902</text:p>
              </text:list-item>
              <text:list-item>
                <text:p>subclass.py</text:p>
                <text:list>
                  <text:list-item>
                    <text:p>U need just one thing for inheritance</text:p>
                    <text:list>
                      <text:list-item>
                        <text:p>class subclass(superclass)</text:p>
                        <text:p/>
                      </text:list-item>
                    </text:list>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p>Strings</text:p>
          </draw:text-box>
        </draw:frame>
        <draw:frame presentation:style-name="pr7" draw:layer="layout" svg:width="46.2cm" svg:height="15.021cm" svg:x="6.6cm" svg:y="5.2cm" presentation:class="outline" presentation:user-transformed="true">
          <draw:text-box>
            <text:list text:style-name="L3">
              <text:list-item>
                <text:list>
                  <text:list-item>
                    <text:list>
                      <text:list-item>
                        <text:p xml:id="id6" text:id="id6" text:style-name="P7"><text:span text:style-name="T7">"hello"+"world" <text:s text:c="24"/></text:span><text:span text:style-name="T7"><text:tab/></text:span><text:span text:style-name="T7"><text:tab/></text:span><text:span text:style-name="T7"><text:tab/></text:span><text:span text:style-name="T7"># concatenation</text:span></text:p>
                      </text:list-item>
                      <text:list-item>
                        <text:p xml:id="id7" text:id="id7" text:style-name="P7"><text:span text:style-name="T7">"hello"*3</text:span><text:span text:style-name="T7"><text:tab/></text:span><text:span text:style-name="T7"><text:tab/></text:span><text:span text:style-name="T7"><text:tab/></text:span><text:span text:style-name="T7"><text:tab/></text:span><text:span text:style-name="T7"><text:tab/></text:span><text:span text:style-name="T7"> # repetition</text:span></text:p>
                      </text:list-item>
                      <text:list-item>
                        <text:p xml:id="id8" text:id="id8" text:style-name="P7"><text:span text:style-name="T7">"hello"[0]</text:span><text:span text:style-name="T7"><text:tab/></text:span><text:span text:style-name="T7"><text:tab/></text:span><text:span text:style-name="T7"><text:tab/></text:span><text:span text:style-name="T7"><text:tab/></text:span><text:span text:style-name="T7"><text:tab/></text:span><text:span text:style-name="T7"># indexing</text:span></text:p>
                      </text:list-item>
                      <text:list-item>
                        <text:p xml:id="id9" text:id="id9" text:style-name="P7"><text:span text:style-name="T7">"hello"[-1]</text:span><text:span text:style-name="T7"><text:tab/></text:span><text:span text:style-name="T7"><text:tab/></text:span><text:span text:style-name="T7"><text:tab/></text:span><text:span text:style-name="T7"><text:tab/></text:span><text:span text:style-name="T7"><text:tab/></text:span><text:span text:style-name="T7"># (from end)</text:span></text:p>
                      </text:list-item>
                      <text:list-item>
                        <text:p xml:id="id10" text:id="id10" text:style-name="P7"><text:span text:style-name="T7">"hello"[1:4]</text:span><text:span text:style-name="T7"><text:tab/></text:span><text:span text:style-name="T7"><text:tab/></text:span><text:span text:style-name="T7"><text:tab/></text:span><text:span text:style-name="T7"><text:tab/></text:span><text:span text:style-name="T7"><text:tab/></text:span><text:span text:style-name="T7"># slicing</text:span></text:p>
                      </text:list-item>
                      <text:list-item>
                        <text:p xml:id="id11" text:id="id11" text:style-name="P7"><text:span text:style-name="T7">len("hello")</text:span><text:span text:style-name="T7"><text:tab/></text:span><text:span text:style-name="T7"><text:tab/></text:span><text:span text:style-name="T7"><text:tab/></text:span><text:span text:style-name="T7"><text:tab/></text:span><text:span text:style-name="T7"><text:tab/></text:span><text:span text:style-name="T7"># size</text:span></text:p>
                      </text:list-item>
                      <text:list-item>
                        <text:p xml:id="id12" text:id="id12" text:style-name="P7"><text:span text:style-name="T7">"hello" &lt; "jello"</text:span><text:span text:style-name="T7"><text:tab/></text:span><text:span text:style-name="T7">1</text:span><text:span text:style-name="T7"><text:tab/></text:span><text:span text:style-name="T7"><text:tab/></text:span><text:span text:style-name="T7"><text:tab/></text:span><text:span text:style-name="T7"><text:tab/></text:span><text:span text:style-name="T7"># comparison</text:span></text:p>
                      </text:list-item>
                      <text:list-item>
                        <text:p xml:id="id13" text:id="id13" text:style-name="P7"><text:span text:style-name="T7">"e" in "hello"</text:span><text:span text:style-name="T7"><text:tab/></text:span><text:span text:style-name="T7">1</text:span><text:span text:style-name="T7"><text:tab/></text:span><text:span text:style-name="T7"><text:tab/></text:span><text:span text:style-name="T7"><text:tab/></text:span><text:span text:style-name="T7"><text:tab/></text:span><text:span text:style-name="T7"># search</text:span></text:p>
                      </text:list-item>
                      <text:list-item>
                        <text:p xml:id="id14" text:id="id14"><text:span text:style-name="T7">"escapes: \n etc, \033 etc, \xff etc"</text:span></text:p>
                      </text:list-item>
                      <text:list-item>
                        <text:p xml:id="id15" text:id="id15"><text:span text:style-name="T7">'single quotes' '''triple quotes''' r"raw strings"</text:span></text:p>
                      </text:list-item>
                    </text:list>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smil:begin="0s" smil:fill="hold" presentation:node-type="with-previous" presentation:preset-class="entrance" presentation:preset-id="ooo-entrance-fade-in">
                  <anim:set smil:begin="0s" smil:dur="0.001s" smil:fill="hold" smil:targetElement="id15" anim:sub-item="text" smil:attributeName="visibility" smil:to="visible"/>
                  <anim:transitionFilter smil:dur="2s" smil:targetElement="id15" anim:sub-item="text"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6"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7"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8"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9"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10"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11"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12" anim:sub-item="text" svg:path="M 0 0  L -0.25 0"/>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13" anim:sub-item="text" svg:path="M 0 0  L -0.25 0"/>
                </anim:par>
              </anim:par>
            </anim:par>
          </anim:seq>
        </anim:par>
        <presentation:notes draw:style-name="dp2" presentation:use-footer-name="ftr1">
          <draw:page-thumbnail draw:style-name="gr3"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3" draw:master-page-name="lyt-wachsmaler" presentation:presentation-page-layout-name="AL2T1" presentation:use-footer-name="ftr1">
        <draw:frame presentation:style-name="pr6" draw:layer="layout" svg:width="23cm" svg:height="3.506cm" svg:x="2.5cm" svg:y="0.837cm" presentation:class="title">
          <draw:text-box>
            <text:p>List</text:p>
          </draw:text-box>
        </draw:frame>
        <draw:frame presentation:style-name="pr7" draw:layer="layout" svg:width="23cm" svg:height="15.021cm" svg:x="2.5cm" svg:y="4.914cm" presentation:class="outline">
          <draw:text-box>
            <text:list text:style-name="L3">
              <text:list-item>
                <text:p><text:span text:style-name="T8">Same operators as for strings</text:span></text:p>
                <text:list>
                  <text:list-item>
                    <text:list>
                      <text:list-item>
                        <text:p><text:span text:style-name="T7">a+b, a*3, a[0], a[-1], a[1:], len(a)</text:span></text:p>
                      </text:list-item>
                    </text:list>
                  </text:list-item>
                </text:list>
              </text:list-item>
              <text:list-item>
                <text:p><text:span text:style-name="T8">Item and slice assignment</text:span></text:p>
                <text:list>
                  <text:list-item>
                    <text:list>
                      <text:list-item>
                        <text:p><text:span text:style-name="T7">a[0] = 98</text:span></text:p>
                      </text:list-item>
                      <text:list-item>
                        <text:p><text:span text:style-name="T7">a[1:2] = ["bottles", "of", "beer"]</text:span></text:p>
                      </text:list-item>
                      <text:list-item>
                        <text:p text:style-name="P7"><text:span text:style-name="T7">del a[-1]</text:span><text:span text:style-name="T7"><text:tab/></text:span><text:span text:style-name="T7"># -&gt; [98, "bottles", "of", "beer"]</text:span></text:p>
                      </text:list-item>
                    </text:list>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lyt-wachsmaler" presentation:presentation-page-layout-name="AL2T1" presentation:use-footer-name="ftr1">
        <office:forms form:automatic-focus="false" form:apply-design-mode="false"/>
        <draw:frame presentation:style-name="pr6" draw:layer="layout" svg:width="23cm" svg:height="3.506cm" svg:x="2.5cm" svg:y="0.837cm" presentation:class="title">
          <draw:text-box>
            <text:list text:style-name="L1">
              <text:list-header>
                <text:p text:style-name="P8">More list operations</text:p>
              </text:list-header>
            </text:list>
          </draw:text-box>
        </draw:frame>
        <draw:frame presentation:style-name="pr7" draw:layer="layout" svg:width="23cm" svg:height="15.021cm" svg:x="2.5cm" svg:y="4.914cm" presentation:class="outline">
          <draw:text-box>
            <text:list text:style-name="L3">
              <text:list-header>
                <text:p text:style-name="P9"><text:span text:style-name="T9">&gt;&gt;&gt; a = range(5)</text:span><text:span text:style-name="T9"><text:tab/></text:span><text:span text:style-name="T9"><text:tab/></text:span><text:span text:style-name="T9"><text:tab/></text:span><text:span text:style-name="T9"><text:tab/></text:span><text:span text:style-name="T9"># [0,1,2,3,4]</text:span></text:p>
                <text:p text:style-name="P9"><text:span text:style-name="T9">&gt;&gt;&gt; a.append(5)</text:span><text:span text:style-name="T9"><text:tab/></text:span><text:span text:style-name="T9"><text:tab/></text:span><text:span text:style-name="T9"><text:tab/></text:span><text:span text:style-name="T9"><text:tab/></text:span><text:span text:style-name="T9"># [0,1,2,3,4,5]</text:span></text:p>
                <text:p text:style-name="P9"><text:span text:style-name="T9">&gt;&gt;&gt; a.pop()</text:span><text:span text:style-name="T9"><text:tab/></text:span><text:span text:style-name="T9"><text:tab/></text:span><text:span text:style-name="T9"><text:tab/></text:span><text:span text:style-name="T9"><text:tab/></text:span><text:span text:style-name="T9"># [0,1,2,3,4]</text:span></text:p>
                <text:p text:style-name="P9"><text:span text:style-name="T9">&gt;&gt;&gt; a.insert(0, 5.5)</text:span><text:span text:style-name="T9"><text:tab/></text:span><text:span text:style-name="T9"><text:tab/></text:span><text:span text:style-name="T9"><text:tab/></text:span><text:span text:style-name="T9"># [5.5,0,1,2,3,4]</text:span></text:p>
                <text:p text:style-name="P9"><text:span text:style-name="T9">&gt;&gt;&gt; a.pop(0)</text:span><text:span text:style-name="T9"><text:tab/></text:span><text:span text:style-name="T9"><text:tab/></text:span><text:span text:style-name="T9"><text:tab/></text:span><text:span text:style-name="T9"><text:tab/></text:span><text:span text:style-name="T9"># [0,1,2,3,4]</text:span></text:p>
                <text:p text:style-name="P9"><text:span text:style-name="T9">&gt;&gt;&gt; a.reverse()</text:span><text:span text:style-name="T9"><text:tab/></text:span><text:span text:style-name="T9"><text:tab/></text:span><text:span text:style-name="T9"><text:tab/></text:span><text:span text:style-name="T9"><text:tab/></text:span><text:span text:style-name="T9"># [4,3,2,1,0]</text:span></text:p>
                <text:p text:style-name="P9"><text:span text:style-name="T9">&gt;&gt;&gt; a.sort()</text:span><text:span text:style-name="T9"><text:tab/></text:span><text:span text:style-name="T9"><text:tab/></text:span><text:span text:style-name="T9"><text:tab/></text:span><text:span text:style-name="T9"><text:tab/></text:span><text:span text:style-name="T9"># [0,1,2,3,4]</text:span></text:p>
              </text:list-header>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lyt-wachsmaler" presentation:presentation-page-layout-name="AL2T1" presentation:use-footer-name="ftr1">
        <draw:frame presentation:style-name="pr6" draw:layer="layout" svg:width="23cm" svg:height="3.506cm" svg:x="2.5cm" svg:y="0.837cm" presentation:class="title">
          <draw:text-box>
            <text:list text:style-name="L1">
              <text:list-header>
                <text:p text:style-name="P8">Dictionaries</text:p>
              </text:list-header>
            </text:list>
          </draw:text-box>
        </draw:frame>
        <draw:frame presentation:style-name="pr7" draw:layer="layout" svg:width="23cm" svg:height="15.021cm" svg:x="2.5cm" svg:y="4.914cm" presentation:class="outline">
          <draw:text-box>
            <text:list text:style-name="L3">
              <text:list-item>
                <text:p><text:span text:style-name="T8">Hash tables, "associative arrays"</text:span></text:p>
                <text:list>
                  <text:list-item>
                    <text:list>
                      <text:list-item>
                        <text:p><text:span text:style-name="T7">d = {"duck": "eend", "water": "water"}</text:span></text:p>
                      </text:list-item>
                    </text:list>
                  </text:list-item>
                </text:list>
              </text:list-item>
              <text:list-item>
                <text:p><text:span text:style-name="T8">Lookup:</text:span></text:p>
                <text:list>
                  <text:list-item>
                    <text:list>
                      <text:list-item>
                        <text:p><text:span text:style-name="T7">d["duck"] -&gt; "eend"</text:span></text:p>
                      </text:list-item>
                      <text:list-item>
                        <text:p><text:span text:style-name="T7">d["back"] # raises KeyError exception</text:span></text:p>
                      </text:list-item>
                    </text:list>
                  </text:list-item>
                </text:list>
              </text:list-item>
              <text:list-item>
                <text:p><text:span text:style-name="T8">Delete, insert, overwrite :</text:span></text:p>
                <text:list>
                  <text:list-item>
                    <text:list>
                      <text:list-item>
                        <text:p><text:span text:style-name="T7">del d["water"] # {"duck": "eend", "back": "rug"}</text:span></text:p>
                      </text:list-item>
                      <text:list-item>
                        <text:p><text:span text:style-name="T7">d["back"] = "rug" # {"duck": "eend", "back": "rug"}</text:span></text:p>
                      </text:list-item>
                      <text:list-item>
                        <text:p><text:span text:style-name="T7">d["duck"] = "duik" # {"duck": "duik", "back": "rug"}</text:span></text:p>
                      </text:list-item>
                    </text:list>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lyt-wachsmaler" presentation:presentation-page-layout-name="AL2T1" presentation:use-footer-name="ftr1">
        <draw:frame presentation:style-name="pr6" draw:layer="layout" svg:width="23cm" svg:height="3.506cm" svg:x="2.5cm" svg:y="0.837cm" presentation:class="title">
          <draw:text-box>
            <text:list text:style-name="L1">
              <text:list-header>
                <text:p text:style-name="P8">Dictionary details</text:p>
              </text:list-header>
            </text:list>
          </draw:text-box>
        </draw:frame>
        <draw:frame presentation:style-name="pr7" draw:layer="layout" svg:width="23cm" svg:height="15.021cm" svg:x="2.5cm" svg:y="4.914cm" presentation:class="outline">
          <draw:text-box>
            <text:list text:style-name="L3">
              <text:list-item>
                <text:p><text:span text:style-name="T8">Keys must be </text:span><text:span text:style-name="T10">immutable</text:span><text:span text:style-name="T8">:</text:span></text:p>
                <text:list>
                  <text:list-item>
                    <text:p><text:span text:style-name="T3">numbers, strings, tuples of immutables</text:span></text:p>
                    <text:list>
                      <text:list-item>
                        <text:p><text:span text:style-name="T7">these cannot be changed after creation</text:span></text:p>
                      </text:list-item>
                    </text:list>
                  </text:list-item>
                  <text:list-item>
                    <text:p><text:span text:style-name="T3">reason is </text:span><text:span text:style-name="T11">hashing</text:span><text:span text:style-name="T3"> (fast lookup technique)</text:span></text:p>
                  </text:list-item>
                  <text:list-item>
                    <text:p><text:span text:style-name="T12">not</text:span><text:span text:style-name="T3"> lists or other dictionaries</text:span></text:p>
                    <text:list>
                      <text:list-item>
                        <text:p><text:span text:style-name="T7">these types of objects can be changed "in place"</text:span></text:p>
                      </text:list-item>
                    </text:list>
                  </text:list-item>
                  <text:list-item>
                    <text:p><text:span text:style-name="T3">no restrictions on values</text:span></text:p>
                  </text:list-item>
                </text:list>
              </text:list-item>
              <text:list-item>
                <text:p><text:span text:style-name="T8">Keys will be listed in </text:span><text:span text:style-name="T10">arbitrary order</text:span></text:p>
                <text:list>
                  <text:list-item>
                    <text:p><text:span text:style-name="T3">again, because of hashing</text:span></text:p>
                  </text:list-item>
                </text:list>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lyt-wachsmaler" presentation:presentation-page-layout-name="AL2T1" presentation:use-footer-name="ftr1">
        <draw:frame presentation:style-name="pr6" draw:layer="layout" svg:width="23cm" svg:height="3.506cm" svg:x="2.5cm" svg:y="0.837cm" presentation:class="title">
          <draw:text-box>
            <text:list text:style-name="L1">
              <text:list-header>
                <text:p text:style-name="P8">Tuples</text:p>
              </text:list-header>
            </text:list>
          </draw:text-box>
        </draw:frame>
        <draw:frame presentation:style-name="pr7" draw:layer="layout" svg:width="23cm" svg:height="15.021cm" svg:x="2.5cm" svg:y="4.914cm" presentation:class="outline">
          <draw:text-box>
            <text:list text:style-name="L3">
              <text:list-item>
                <text:p>Immutable groups of elements.</text:p>
              </text:list-item>
              <text:list-item>
                <text:p>Elements can have different types</text:p>
              </text:list-item>
              <text:list-item>
                <text:p>Used to return more then one value: return (name, address)</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3" draw:master-page-name="lyt-wachsmaler" presentation:presentation-page-layout-name="AL2T1" presentation:use-footer-name="ftr1">
        <draw:frame presentation:style-name="pr6" draw:layer="layout" svg:width="23cm" svg:height="3.506cm" svg:x="2.5cm" svg:y="0.837cm" presentation:class="title">
          <draw:text-box>
            <text:p>Usefull</text:p>
          </draw:text-box>
        </draw:frame>
        <draw:frame presentation:style-name="pr7" draw:layer="layout" svg:width="23cm" svg:height="15.021cm" svg:x="2.5cm" svg:y="4.914cm" presentation:class="outline" presentation:user-transformed="true">
          <draw:text-box>
            <text:list text:style-name="L3">
              <text:list-item>
                <text:p><text:a xlink:href="http://getpython3.com/diveintopython3/index.html">http://getpython3.com/diveintopython3/index.html</text:a></text:p>
              </text:list-item>
              <text:list-item>
                <text:p><text:a xlink:href="http://docs.python.org/">http://docs.python.org/</text:a></text:p>
              </text:list-item>
              <text:list-item>
                <text:p><text:a xlink:href="https://en.wikipedia.org/wiki/Python_programming_language">https://en.wikipedia.org/wiki/Python_programming_language</text:a></text:p>
              </text:list-item>
              <text:list-item>
                <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3" draw:master-page-name="lyt-wachsmaler" presentation:presentation-page-layout-name="AL2T1" presentation:use-footer-name="ftr1">
        <draw:frame presentation:style-name="pr6" draw:layer="layout" svg:width="23cm" svg:height="3.506cm" svg:x="2.5cm" svg:y="0.837cm" presentation:class="title">
          <draw:text-box>
            <text:p>NOT FΙΝΙSH YET</text:p>
          </draw:text-box>
        </draw:frame>
        <draw:frame presentation:style-name="pr7" draw:layer="layout" svg:width="23cm" svg:height="15.021cm" svg:x="2.5cm" svg:y="4.914cm" presentation:class="outline">
          <draw:text-box>
            <text:list text:style-name="L3">
              <text:list-item>
                <text:p><text:a xlink:href="http://hackerspace.gr/wiki/python_workshops">http://hackerspace.gr/wiki/python_workshops</text:a></text:p>
                <text:p/>
              </text:list-item>
            </text:list>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4" draw:master-page-name="lyt-wachsmaler" presentation:presentation-page-layout-name="AL2T1" presentation:use-footer-name="ftr1">
        <draw:frame presentation:style-name="pr6" draw:layer="layout" svg:width="23cm" svg:height="3.506cm" svg:x="2.5cm" svg:y="0.837cm" presentation:class="title" presentation:placeholder="true">
          <draw:text-box/>
        </draw:frame>
        <draw:frame presentation:style-name="pr7" draw:layer="layout" svg:width="23cm" svg:height="15.021cm" svg:x="2.5cm" svg:y="4.914cm" presentation:class="outline" presentation:placeholder="true">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4" draw:master-page-name="lyt-wachsmaler" presentation:presentation-page-layout-name="AL2T1" presentation:use-footer-name="ftr1">
        <draw:frame presentation:style-name="pr6" draw:layer="layout" svg:width="23cm" svg:height="3.506cm" svg:x="2.5cm" svg:y="0.837cm" presentation:class="title" presentation:placeholder="true">
          <draw:text-box/>
        </draw:frame>
        <draw:frame presentation:style-name="pr7" draw:layer="layout" svg:width="23cm" svg:height="15.021cm" svg:x="2.5cm" svg:y="4.914cm" presentation:class="outline" presentation:placeholder="true">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4" draw:master-page-name="lyt-wachsmaler" presentation:presentation-page-layout-name="AL2T1" presentation:use-footer-name="ftr1">
        <draw:frame presentation:style-name="pr6" draw:layer="layout" svg:width="23cm" svg:height="3.506cm" svg:x="2.5cm" svg:y="0.837cm" presentation:class="title" presentation:placeholder="true">
          <draw:text-box/>
        </draw:frame>
        <draw:frame presentation:style-name="pr7" draw:layer="layout" svg:width="23cm" svg:height="15.021cm" svg:x="2.5cm" svg:y="4.914cm" presentation:class="outline" presentation:placeholder="true">
          <draw:text-box/>
        </draw:frame>
        <presentation:notes draw:style-name="dp2" presentation:use-footer-name="ftr1">
          <draw:page-thumbnail draw:style-name="gr3"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4" draw:master-page-name="lyt-wachsmaler" presentation:presentation-page-layout-name="AL2T1" presentation:use-footer-name="ftr1">
        <draw:frame presentation:style-name="pr6" draw:layer="layout" svg:width="23cm" svg:height="3.506cm" svg:x="2.5cm" svg:y="0.837cm" presentation:class="title" presentation:placeholder="true">
          <draw:text-box/>
        </draw:frame>
        <draw:frame presentation:style-name="pr7" draw:layer="layout" svg:width="23cm" svg:height="15.021cm" svg:x="2.5cm" svg:y="4.914cm" presentation:class="outline" presentation:placeholder="true">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4" draw:master-page-name="lyt-wachsmaler" presentation:presentation-page-layout-name="AL2T1" presentation:use-footer-name="ftr1">
        <draw:frame presentation:style-name="pr6" draw:layer="layout" svg:width="23cm" svg:height="3.506cm" svg:x="2.5cm" svg:y="0.837cm" presentation:class="title" presentation:placeholder="true">
          <draw:text-box/>
        </draw:frame>
        <draw:frame presentation:style-name="pr7" draw:layer="layout" svg:width="23cm" svg:height="15.021cm" svg:x="2.5cm" svg:y="4.914cm" presentation:class="outline" presentation:placeholder="true">
          <draw:text-box/>
        </draw:frame>
        <draw:frame draw:style-name="gr2" draw:text-style-name="P3" draw:layer="layout" svg:width="17.139cm" svg:height="0.945cm" svg:x="6.202cm" svg:y="19.602cm">
          <draw:text-box>
            <text:p><text:span text:style-name="T1"><text:a xlink:href="http://pad.hackerspace.gr/p/python_workshops">http://pad.hackerspace.gr/p/python_workshop</text:a></text:span></text:p>
          </draw:text-box>
        </draw:frame>
        <presentation:notes draw:style-name="dp2" presentation:use-footer-name="ftr1">
          <draw:page-thumbnail draw:style-name="gr3"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wachsmaler" xlink:href="Pictures/1000000000000320000002588527B2C2.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l" fo:country="G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wachsmaler-background" style:family="presentation">
      <style:graphic-properties draw:stroke="none" draw:fill="bitmap" draw:fill-image-name="wachsmaler" style:repeat="stretch"/>
    </style:style>
    <style:style style:name="lyt-wachsmaler-backgroundobjects" style:family="presentation">
      <style:graphic-properties draw:shadow="hidden" draw:shadow-offset-x="0.3cm" draw:shadow-offset-y="0.3cm" draw:shadow-color="#808080"/>
    </style:style>
    <style:style style:name="lyt-wachsmaler-notes" style:family="presentation">
      <style:graphic-properties draw:stroke="none" draw:fill="none">
        <text:list-style style:name="lyt-wachsmal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wachsmaler-outline1" style:family="presentation">
      <style:graphic-properties draw:stroke="none" draw:fill="none">
        <text:list-style style:name="lyt-wachsmaler-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0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achsmaler-outline2" style:family="presentation" style:parent-style-name="lyt-wachsmaler-outline1">
      <style:paragraph-properties fo:margin-left="2.4cm" fo:margin-right="0cm" fo:margin-top="0cm" fo:margin-bottom="0.4cm" fo:text-indent="-0.8cm"/>
      <style:text-properties fo:font-size="28pt" style:font-size-asian="28pt" style:font-size-complex="28pt"/>
    </style:style>
    <style:style style:name="lyt-wachsmaler-outline3" style:family="presentation" style:parent-style-name="lyt-wachsmaler-outline2">
      <style:paragraph-properties fo:margin-left="3.6cm" fo:margin-right="0cm" fo:margin-top="0cm" fo:margin-bottom="0.3cm" fo:text-indent="-0.6cm"/>
      <style:text-properties fo:font-size="24pt" style:font-size-asian="24pt" style:font-size-complex="24pt"/>
    </style:style>
    <style:style style:name="lyt-wachsmaler-outline4" style:family="presentation" style:parent-style-name="lyt-wachsmaler-outline3">
      <style:paragraph-properties fo:margin-left="4.8cm" fo:margin-right="0cm" fo:margin-top="0cm" fo:margin-bottom="0.2cm" fo:text-indent="-0.6cm"/>
      <style:text-properties fo:font-size="20pt" style:font-size-asian="20pt" style:font-size-complex="20pt"/>
    </style:style>
    <style:style style:name="lyt-wachsmaler-outline5" style:family="presentation" style:parent-style-name="lyt-wachsmaler-outline4">
      <style:paragraph-properties fo:margin-left="6cm" fo:margin-right="0cm" fo:margin-top="0cm" fo:margin-bottom="0.1cm" fo:text-indent="-0.6cm"/>
      <style:text-properties fo:font-size="20pt" style:font-size-asian="20pt" style:font-size-complex="20pt"/>
    </style:style>
    <style:style style:name="lyt-wachsmaler-outline6" style:family="presentation" style:parent-style-name="lyt-wachsmaler-outline5">
      <style:paragraph-properties fo:margin-left="7.2cm" fo:margin-right="0cm" fo:margin-top="0cm" fo:margin-bottom="0.1cm" fo:text-indent="-0.6cm"/>
      <style:text-properties fo:font-size="20pt" style:font-size-asian="20pt" style:font-size-complex="20pt"/>
    </style:style>
    <style:style style:name="lyt-wachsmaler-outline7" style:family="presentation" style:parent-style-name="lyt-wachsmaler-outline6">
      <style:paragraph-properties fo:margin-left="8.4cm" fo:margin-right="0cm" fo:margin-top="0cm" fo:margin-bottom="0.1cm" fo:text-indent="-0.6cm"/>
      <style:text-properties fo:font-size="20pt" style:font-size-asian="20pt" style:font-size-complex="20pt"/>
    </style:style>
    <style:style style:name="lyt-wachsmaler-outline8" style:family="presentation" style:parent-style-name="lyt-wachsmaler-outline7">
      <style:paragraph-properties fo:margin-left="9.6cm" fo:margin-right="0cm" fo:margin-top="0cm" fo:margin-bottom="0.1cm" fo:text-indent="-0.6cm"/>
      <style:text-properties fo:font-size="20pt" style:font-size-asian="20pt" style:font-size-complex="20pt"/>
    </style:style>
    <style:style style:name="lyt-wachsmaler-outline9" style:family="presentation" style:parent-style-name="lyt-wachsmaler-outline8">
      <style:paragraph-properties fo:margin-left="10.8cm" fo:margin-right="0cm" fo:margin-top="0cm" fo:margin-bottom="0.1cm" fo:text-indent="-0.6cm"/>
      <style:text-properties fo:font-size="20pt" style:font-size-asian="20pt" style:font-size-complex="20pt"/>
    </style:style>
    <style:style style:name="lyt-wachsmaler-subtitle" style:family="presentation">
      <style:graphic-properties draw:stroke="none" draw:fill="none" draw:textarea-vertical-align="middle">
        <text:list-style style:name="lyt-wachsmal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achsmaler-title" style:family="presentation">
      <style:graphic-properties draw:stroke="none" draw:fill="none" draw:textarea-vertical-align="middle">
        <text:list-style style:name="lyt-wachsmal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wachsmal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wachsmaler-backgroundobjects">
      <style:graphic-properties draw:stroke="none" draw:fill="none" draw:fill-color="#ffffff" draw:auto-grow-height="false" fo:min-height="1.449cm"/>
    </style:style>
    <style:style style:name="Mpr2" style:family="presentation" style:parent-style-name="lyt-wachsmaler-backgroundobjects">
      <style:graphic-properties draw:stroke="none" draw:fill="none" draw:fill-color="#ffffff" draw:auto-grow-height="false" fo:min-height="1.485cm"/>
    </style:style>
    <style:style style:name="Mpr3" style:family="presentation" style:parent-style-name="lyt-wachsmal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presentation:use-footer-name="ftr1">
      <draw:page-thumbnail draw:layer="backgroundobjects" svg:width="22.532cm" svg:height="16.899cm" svg:x="3.583cm" svg:y="2.05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wachsmaler" style:page-layout-name="PM1" draw:style-name="Mdp2">
      <draw:frame presentation:style-name="lyt-wachsmaler-title" draw:layer="backgroundobjects" svg:width="23cm" svg:height="3.506cm" svg:x="2.5cm" svg:y="0.837cm" presentation:class="title" presentation:placeholder="true">
        <draw:text-box/>
      </draw:frame>
      <draw:frame presentation:style-name="lyt-wachsmaler-outline1" draw:layer="backgroundobjects" svg:width="23cm" svg:height="15.021cm" svg:x="2.5cm" svg:y="4.914cm" presentation:class="outline" presentation:placeholder="true">
        <draw:text-box/>
      </draw:frame>
      <draw:frame presentation:style-name="Mpr1" draw:text-style-name="MP2" draw:layer="backgroundobjects" svg:width="6.523cm" svg:height="1.448cm" svg:x="2.1cm" svg:y="17.131cm" presentation:class="date-time">
        <draw:text-box>
          <text:p text:style-name="MP2"><text:span text:style-name="MT1"><presentation:date-time/></text:span></text:p>
        </draw:text-box>
      </draw:frame>
      <draw:frame presentation:style-name="Mpr1" draw:text-style-name="MP3" draw:layer="backgroundobjects" svg:width="8.875cm" svg:height="1.448cm" svg:x="9.976cm" svg:y="17.131cm" presentation:class="footer">
        <draw:text-box>
          <text:p text:style-name="MP3"><text:span text:style-name="MT2"><presentation:footer/></text:span></text:p>
        </draw:text-box>
      </draw:frame>
      <draw:frame presentation:style-name="Mpr1" draw:text-style-name="MP4" draw:layer="backgroundobjects" svg:width="6.523cm" svg:height="1.448cm" svg:x="20.076cm" svg:y="17.131cm" presentation:class="page-number">
        <draw:text-box>
          <text:p text:style-name="MP4"><text:span text:style-name="MT2"><text:page-number>&lt;number&gt;</text:page-number></text:span></text:p>
        </draw:text-box>
      </draw:frame>
      <presentation:notes style:page-layout-name="PM2">
        <draw:page-thumbnail presentation:style-name="lyt-wachsmaler-title" draw:layer="backgroundobjects" svg:width="14.848cm" svg:height="11.136cm" svg:x="3.075cm" svg:y="2.257cm" presentation:class="page"/>
        <draw:frame presentation:style-name="lyt-wachsmal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502</meta:generator>
    <dc:title>Introducing a New Product</dc:title>
    <dc:description>General introduction of a new product taking customer wishes into account</dc:description>
    <meta:creation-date>2012-05-18T15:59:20</meta:creation-date>
    <dc:language>en-US</dc:language>
    <meta:editing-cycles>5</meta:editing-cycles>
    <meta:editing-duration>PT21H27M29S</meta:editing-duration>
    <meta:print-date>2012-05-18T16:14:03</meta:print-date>
    <dc:date>2012-05-20T13:27:51</dc:date>
    <meta:document-statistic meta:object-count="160"/>
    <meta:user-defined meta:name="Info 0"/>
    <meta:user-defined meta:name="Info 1"/>
    <meta:user-defined meta:name="Info 2"/>
    <meta:user-defined meta:name="Info 3"/>
    <meta:template xlink:type="simple" xlink:actuate="onRequest" xlink:title="Introducing a New Product" xlink:href="../../../../../../usr/lib/libreoffice/basis3.4/share/template/en-US/presnt/prs-novelty.otp"/>
  </office:meta>
</office:document-meta>
</file>